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C69C6A87797805CE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83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7.624cm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08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start">
        <style:tab-stops>
          <style:tab-stop style:position="19.05cm" style:type="right"/>
        </style:tab-stops>
      </style:paragraph-properties>
      <style:text-properties fo:color="#000000" fo:font-size="32pt" fo:font-style="italic" style:font-size-asian="32pt" style:font-style-asian="italic" style:font-size-complex="32pt" style:font-style-complex="italic"/>
    </style:style>
    <style:style style:name="P5" style:family="paragraph">
      <loext:graphic-properties draw:fill="none" draw:fill-color="#ffffff"/>
      <style:paragraph-properties fo:text-align="start"/>
      <style:text-properties fo:color="#000000" style:font-name="Segoe UI Semibold1" fo:font-size="32pt" fo:font-style="italic" style:text-underline-style="none" style:font-size-asian="32pt" style:font-style-asian="italic" style:font-size-complex="32pt" style:font-style-complex="italic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000000" style:font-name="Segoe UI Semibold1" fo:font-size="32pt" fo:font-style="italic" style:text-underline-style="none" style:font-size-asian="32pt" style:font-style-asian="italic" style:font-size-complex="32pt" style:font-style-complex="italic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style:text-underline-style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text-position="super 58%" style:font-name="Segoe UI Semibold1" fo:font-size="32pt" fo:font-style="italic" style:text-underline-style="none" fo:font-weight="normal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fo:color="#000000" style:font-name="Segoe UI Semibold1" fo:font-size="32pt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fo:color="#000000" style:text-position="super 58%" style:font-name="Segoe UI Semibold1" fo:font-size="32pt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6" style:family="text">
      <style:text-properties fo:color="#000000" style:font-name="Segoe UI Semibold1" fo:font-size="30pt" fo:font-style="italic" style:text-underline-style="none" fo:font-weight="bold" style:font-size-asian="30pt" style:font-style-asian="italic" style:font-weight-asian="bold" style:font-size-complex="30pt" style:font-style-complex="italic" style:font-weight-complex="bold"/>
    </style:style>
    <style:style style:name="T7" style:family="text">
      <style:text-properties fo:color="#000000" style:font-name="Segoe UI Semibold1" fo:font-size="31pt" fo:font-style="italic" style:text-underline-style="none" fo:font-weight="bold" style:font-size-asian="31pt" style:font-style-asian="italic" style:font-weight-asian="bold" style:font-size-complex="3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3.876cm" svg:height="3.063cm" svg:x="2.032cm" svg:y="1.27cm">
          <draw:text-box>
            <text:p text:style-name="P1"><text:span text:style-name="T1">Old Testament</text:span></text:p>
            <text:p text:style-name="P1"><text:span text:style-name="T2">Isaiah 30:8-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5" draw:layer="layout" svg:width="23.876cm" svg:height="5.08cm" svg:x="2.032cm" svg:y="1.016cm">
          <draw:text-box>
            <text:p text:style-name="P4"><text:span text:style-name="T3">8</text:span><text:span text:style-name="T4">And now, go, write it before them on a tablet</text:span></text:p>
            <text:p text:style-name="P4"><text:span text:style-name="T4">and inscribe it in a book, that it may be for the time to come as a witness foreve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7" draw:layer="layout" svg:width="23.876cm" svg:height="7.874cm" svg:x="2.032cm" svg:y="1.016cm">
          <draw:text-box>
            <text:p text:style-name="P4"><text:span text:style-name="T5">9</text:span><text:span text:style-name="T4">For they are </text:span><text:span text:style-name="T6">a rebellious people, lying children,</text:span><text:span text:style-name="T4"> children unwilling to hear the instruction of the Lord; </text:span><text:span text:style-name="T5">10</text:span><text:span text:style-name="T4">who say to the seers, “Do not see,”</text:span></text:p>
            <text:p text:style-name="P4"><text:span text:style-name="T4">and to the prophets, “Do not prophesy to us what is righ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7" draw:layer="layout" svg:width="23.876cm" svg:height="5.334cm" svg:x="2.032cm" svg:y="1.016cm">
          <draw:text-box>
            <text:p text:style-name="P4"><text:span text:style-name="T4">speak to us smooth things, prophesy illusions,</text:span></text:p>
            <text:p text:style-name="P4"><text:span text:style-name="T5">11</text:span><text:span text:style-name="T4">leave the way, turn aside from the path, let </text:span><text:span text:style-name="T7">us hear no more </text:span><text:span text:style-name="T4">about the Holy One of Israel.”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5" draw:layer="layout" svg:width="23.876cm" svg:height="6.263cm" svg:x="2.032cm" svg:y="1.016cm">
          <draw:text-box>
            <text:p text:style-name="P4"><text:span text:style-name="T5">12</text:span><text:span text:style-name="T4">Therefore thus says the Holy One of Israel,</text:span></text:p>
            <text:p text:style-name="P4"><text:span text:style-name="T4">“</text:span><text:span text:style-name="T4">Because you despise this word and trust in oppression and perverseness and rely on them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5" draw:layer="layout" svg:width="23.876cm" svg:height="6.263cm" svg:x="2.032cm" svg:y="1.016cm">
          <draw:text-box>
            <text:p text:style-name="P4"><text:span text:style-name="T5">13</text:span><text:span text:style-name="T4">therefore this iniquity shall be to you like a breach in a high wall, bulging out, and about to collapse, whose breaking comes suddenly, in an instan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6" draw:text-style-name="P7" draw:layer="layout" svg:width="24.13cm" svg:height="7.766cm" svg:x="2.032cm" svg:y="1.016cm">
          <draw:text-box>
            <text:p text:style-name="P4"><text:span text:style-name="T5">14</text:span><text:span text:style-name="T7">and its breaking is like that of a potter's vessel</text:span></text:p>
            <text:p text:style-name="P4"><text:span text:style-name="T4">that is smashed so ruthlessly that among its fragments not a shard is found with which to take fire from the hearth, or to dip up water out of the cistern.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7" draw:text-style-name="P5" draw:layer="layout" svg:width="23.876cm" svg:height="6.263cm" svg:x="2.032cm" svg:y="1.016cm">
          <draw:text-box>
            <text:p text:style-name="P4"><text:span text:style-name="T5">15</text:span><text:span text:style-name="T4">For thus said the Lord God, the Holy One of Israel,“In returning1 and rest you shall be saved; in quietness and in trust shall be your strength.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7" draw:text-style-name="P5" draw:layer="layout" svg:width="23.876cm" svg:height="6.263cm" svg:x="2.032cm" svg:y="1.016cm">
          <draw:text-box>
            <text:p text:style-name="P4"><text:span text:style-name="T4">But you were unwilling, </text:span><text:span text:style-name="T5">16</text:span><text:span text:style-name="T4">and you said, “No! We will flee upon horses”; therefore you shall flee away; and, “We will ride upon swift steeds”; therefore your pursuers shall be swift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7" draw:text-style-name="P5" draw:layer="layout" svg:width="23.876cm" svg:height="6.263cm" svg:x="2.032cm" svg:y="1.016cm">
          <draw:text-box>
            <text:p text:style-name="P4"><text:span text:style-name="T5">17</text:span><text:span text:style-name="T4">A thousand shall flee at the threat of one;</text:span></text:p>
            <text:p text:style-name="P4"><text:span text:style-name="T4">at the threat of five you shall flee, till you are left like a flagstaff on the top of a mountain,</text:span></text:p>
            <text:p text:style-name="P4"><text:span text:style-name="T4">like a signal on a hill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2200000253C69C6A87797805C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9T11:57:52.566000000</meta:creation-date>
    <dc:title>Blue</dc:title>
    <meta:editing-duration>PT5M25S</meta:editing-duration>
    <meta:editing-cycles>3</meta:editing-cycles>
    <meta:generator>LibreOffice/5.3.7.2$Windows_X86_64 LibreOffice_project/6b8ed514a9f8b44d37a1b96673cbbdd077e24059</meta:generator>
    <dc:date>2017-12-29T12:03:16.998000000</dc:date>
    <meta:document-statistic meta:object-count="51"/>
  </office:meta>
</office:document-meta>
</file>